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ewtown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t. Thomas’s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t. Inigoes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ingale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91" calcext:value-type="float">
            <text:p>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ron Leon</meta:initial-creator>
    <meta:creation-date>2019-02-21T14:02:02.266849378</meta:creation-date>
    <dc:date>2019-02-21T14:10:36.187197625</dc:date>
    <dc:creator>Sharon Leon</dc:creator>
    <meta:editing-duration>PT8M34S</meta:editing-duration>
    <meta:editing-cycles>1</meta:editing-cycles>
    <meta:document-statistic meta:table-count="1" meta:cell-count="42" meta:object-count="0"/>
    <meta:generator>LibreOffice/6.1.0.3$MacOSX_X86_64 LibreOffice_project/efb621ed25068d70781dc026f7e9c5187a4decd1</meta:generator>
  </office:meta>
</office:document-meta>
</file>